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738ce" officeooo:paragraph-rsid="000738ce"/>
    </style:style>
    <style:style style:name="P2" style:family="paragraph" style:parent-style-name="Standard">
      <style:paragraph-properties fo:text-align="start" style:justify-single-word="false"/>
      <style:text-properties officeooo:rsid="000738ce" officeooo:paragraph-rsid="000738ce"/>
    </style:style>
    <style:style style:name="P3" style:family="paragraph" style:parent-style-name="Standard">
      <style:paragraph-properties fo:text-align="center" style:justify-single-word="false"/>
      <style:text-properties fo:font-size="14pt" officeooo:rsid="000738ce" officeooo:paragraph-rsid="000738ce" style:font-size-asian="14pt" style:font-size-complex="14pt"/>
    </style:style>
    <style:style style:name="P4" style:family="paragraph" style:parent-style-name="Standard">
      <style:paragraph-properties fo:text-align="center" style:justify-single-word="false"/>
      <style:text-properties fo:font-size="16pt" officeooo:rsid="000738ce" officeooo:paragraph-rsid="000738ce" style:font-size-asian="16pt" style:font-size-complex="16pt"/>
    </style:style>
    <style:style style:name="P5" style:family="paragraph" style:parent-style-name="Standard">
      <style:paragraph-properties fo:text-align="start" style:justify-single-word="false"/>
      <style:text-properties style:text-underline-style="none" officeooo:rsid="00099b0f" officeooo:paragraph-rsid="00099b0f"/>
    </style:style>
    <style:style style:name="P6" style:family="paragraph" style:parent-style-name="Standard" style:list-style-name="L2">
      <style:paragraph-properties fo:text-align="start" style:justify-single-word="false"/>
      <style:text-properties officeooo:paragraph-rsid="00099b0f"/>
    </style:style>
    <style:style style:name="P7" style:family="paragraph" style:parent-style-name="Standard">
      <style:paragraph-properties fo:text-align="start" style:justify-single-word="false"/>
      <style:text-properties fo:font-size="14pt" fo:font-weight="bold" officeooo:rsid="000738ce" officeooo:paragraph-rsid="000738ce" style:font-size-asian="14pt" style:font-weight-asian="bold" style:font-size-complex="14pt" style:font-weight-complex="bold"/>
    </style:style>
    <style:style style:name="P8" style:family="paragraph" style:parent-style-name="Standard" style:list-style-name="L2">
      <style:paragraph-properties fo:text-align="start" style:justify-single-word="false"/>
      <style:text-properties officeooo:rsid="00099b0f" officeooo:paragraph-rsid="00099b0f"/>
    </style:style>
    <style:style style:name="P9" style:family="paragraph" style:parent-style-name="Standard">
      <style:paragraph-properties fo:text-align="start" style:justify-single-word="false"/>
      <style:text-properties officeooo:rsid="00099b0f" officeooo:paragraph-rsid="00099b0f"/>
    </style:style>
    <style:style style:name="P10" style:family="paragraph" style:parent-style-name="Standard">
      <style:paragraph-properties fo:text-align="start" style:justify-single-word="false"/>
      <style:text-properties officeooo:rsid="000af999" officeooo:paragraph-rsid="000af999"/>
    </style:style>
    <style:style style:name="P11" style:family="paragraph">
      <style:paragraph-properties fo:text-align="center"/>
    </style:style>
    <style:style style:name="T1" style:family="text">
      <style:text-properties style:text-underline-style="none"/>
    </style:style>
    <style:style style:name="T2" style:family="text">
      <style:text-properties style:text-underline-style="none" officeooo:rsid="00099b0f"/>
    </style:style>
    <style:style style:name="T3" style:family="text">
      <style:text-properties officeooo:rsid="0008d294"/>
    </style:style>
    <style:style style:name="T4" style:family="text">
      <style:text-properties officeooo:rsid="00099b0f"/>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99b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forme Trabajo Práctico Nº<text:span text:style-name="T4">2</text:span></text:p>
      <text:p text:style-name="P4">Juego Snake<text:span text:style-name="T4">++</text:span></text:p>
      <text:p text:style-name="P1"/>
      <text:p text:style-name="P3"><text:span text:style-name="T3">75.40 </text:span>Algoritmos y Programación I</text:p>
      <text:p text:style-name="P3">Cátedra Essaya</text:p>
      <text:p text:style-name="P1"/>
      <text:p text:style-name="P1"><draw:line text:anchor-type="paragraph" draw:z-index="0" draw:name="Forma1" draw:style-name="gr1" draw:text-style-name="P11" svg:x1="0.166cm" svg:y1="0.155cm" svg:x2="17.988cm" svg:y2="0.155cm"><text:p/></draw:line></text:p>
      <text:p text:style-name="P2"/>
      <text:p text:style-name="P2">Alumno: Güttlein Gareis, Alexis Daniel</text:p>
      <text:p text:style-name="P2">Padrón: 104431</text:p>
      <text:p text:style-name="P2">Corrector: Kristal, Juan Ignacio</text:p>
      <text:p text:style-name="P2"/>
      <text:p text:style-name="P7"/>
      <text:p text:style-name="P2"/>
      <text:p text:style-name="P5">En esta ocasión, además de las estructuras utilizadas en la versión anterior del juego, dado que con el avance de la cursada se ampliaron los conocimientos sobre el lenguaje, se pudieron aprovechar estructuras adicionales como: </text:p>
      <text:list xml:id="list2774897304" text:style-name="L2">
        <text:list-item>
          <text:p text:style-name="P6"><text:span text:style-name="T6">Diccionarios</text:span><text:span text:style-name="T2">: la cual fue usada para encargarse de los movimientos de la snake e implementar los ‘especiales’. Estos facilitaron y agilizaron la asignación de teclas para los movimientos y permitieron organizar de mejor manera algunas funciones.</text:span></text:p>
        </text:list-item>
        <text:list-item>
          <text:p text:style-name="P8"><text:span text:style-name="T5">Archivos</text:span><text:span text:style-name="T1">: el uso de archivos permitió poder desarrollar diferentes niveles al juego, pudiendo determinar las características de cada uno (dimensiones, velocidad, posicionamiento de obstáculos, etc) en forma individual. Además se utilizó la biblioteca csv para poder agregar ‘movimientos especiales’ a la snake.</text:span></text:p>
          <text:p text:style-name="P8"><text:span text:style-name="T1">Con el uso de archivos se pudo ordenar de mejor manera el código y hacer que su mantenimiento sea más simple y entendible.</text:span></text:p>
        </text:list-item>
      </text:list>
      <text:p text:style-name="P9"><text:span text:style-name="T1"/></text:p>
      <text:p text:style-name="P10"><text:span text:style-name="T1">Más allá de haber tenido que dar uso a estructuras nuevas y lograr familiarizarse con las mismas, no se presentó gran dificultad a la hora de realizar este TP. Tal vez la parte que más conflictos presentó fue la de ir asignando los movimientos especiales a medida que la snake se ‘comía’ un símbolo. Problema que fue solucionado nuevamente con el uso de un diccionario para guardar la posición en que aparecían los símbolos de los movimientos especiales en el tablero.</text:span></text:p>
      <text:p text:style-name="P10"><text:span text:style-name="T1"/></text:p>
      <text:p text:style-name="P10"><text:span text:style-name="T1">Para desarrollar esta nueva versión fue necesario hacer modificaciones al diseño de la anterior. Una de estas fue eliminar las constantes globales ya que iban a variar con cada nivel. Pero el cambio necesario no fue mucho más, por lo que da a pensar que originalmente el diseño estuvo bastante bien pensado en la primera parte.</text:span></text:p>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1:02:08.282342857</meta:creation-date>
    <dc:date>2019-11-08T11:08:27.667416831</dc:date>
    <meta:editing-duration>PT13M45S</meta:editing-duration>
    <meta:editing-cycles>2</meta:editing-cycles>
    <meta:generator>LibreOffice/6.0.7.3$Linux_X86_64 LibreOffice_project/00m0$Build-3</meta:generator>
    <meta:document-statistic meta:table-count="0" meta:image-count="0" meta:object-count="0" meta:page-count="1" meta:paragraph-count="13" meta:word-count="300" meta:character-count="1875" meta:non-whitespace-character-count="1590"/>
  </office:meta>
</office:document-meta>
</file>